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normal" style:font-name-asian="Muli1" style:font-size-asian="12pt" style:font-weight-asian="normal" style:font-name-complex="Muli1" style:font-size-complex="12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3841176165530132226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6"/>
      <text:p text:style-name="P2"><text:span text:style-name="T4">Answer: </text:span><text:span text:style-name="T3"><text:tab/></text:span></text:p>
      <text:p text:style-name="P6">Java Script</text:p>
      <text:p text:style-name="P6"/>
      <text:p text:style-name="P2"><text:span text:style-name="T3">2. Which one of the following is a Declarative Language?</text:span></text:p>
      <text:p text:style-name="P6"/>
      <text:list xml:id="list1813798888078103448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/text:span></text:p>
      <text:p text:style-name="P6">CSS,HTML</text:p>
      <text:p text:style-name="P6"/>
      <text:p text:style-name="P2"><text:span text:style-name="T3">3. Name two uses of a DIV tag?</text:span></text:p>
      <text:p text:style-name="P6"/>
      <text:p text:style-name="P2"><text:span text:style-name="T4">Answer:</text:span></text:p>
      <text:p text:style-name="P6">1.it helps in separating data.</text:p>
      <text:p text:style-name="P6"/>
      <text:p text:style-name="P6">2.it helps in styling .</text:p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8">In <text:s/>relative positioning, the element is positioned relatively to another element.</text:p>
      <text:p text:style-name="P8">In absolute positioning, the element is positioned relatively to .the page borders. </text:p>
      <text:p text:style-name="P7"/>
      <text:p text:style-name="P7"/>
      <text:p text:style-name="P7"/>
      <text:p text:style-name="P2"><text:span text:style-name="T3">5. What is the use of opacity in CSS?</text:span></text:p>
      <text:p text:style-name="P6"/>
      <text:p text:style-name="P2"><text:span text:style-name="T4">Answer: </text:span></text:p>
      <text:p text:style-name="P6">to add transparency in text or images </text:p>
      <text:p text:style-name="P6"/>
      <text:p text:style-name="P6"/>
      <text:p text:style-name="P6"/>
      <text:p text:style-name="P6"/>
      <text:p text:style-name="P2"><text:soft-page-break/><text:span text:style-name="T3">6. Which is the programming language used in the React Native Framework?</text:span></text:p>
      <text:p text:style-name="P6"/>
      <text:p text:style-name="P2"><text:span text:style-name="T4">Answer: </text:span></text:p>
      <text:p text:style-name="P6">Java Script</text:p>
      <text:p text:style-name="P6"/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6">Expo</text:p>
      <text:p text:style-name="P6"/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6">first download the expo app in your mobile and log in with your account.</text:p>
      <text:p text:style-name="P6">Then all your built apps will be displayed and then click the desired app. <text:s/>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/text:span></text:p>
      <text:p text:style-name="P6">it tells the computer what to display in app</text:p>
      <text:p text:style-name="P6"/>
      <text:p text:style-name="P6"/>
      <text:p text:style-name="P6"/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>return function ends the execution of a function</text:p>
      <text:p text:style-name="P6"/>
      <text:p text:style-name="P6"/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6">there is a red button (click me) 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kshdeep singh</dc:creator>
    <meta:editing-cycles>3</meta:editing-cycles>
    <meta:creation-date>2021-01-06T05:46:00</meta:creation-date>
    <dc:date>2021-04-02T17:23:26.54</dc:date>
    <meta:editing-duration>PT2H45M12S</meta:editing-duration>
    <meta:generator>OpenOffice/4.1.5$Win32 OpenOffice.org_project/415m1$Build-9789</meta:generator>
    <meta:document-statistic meta:table-count="0" meta:image-count="0" meta:object-count="0" meta:page-count="2" meta:paragraph-count="45" meta:word-count="265" meta:character-count="1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